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la Alejandro,</text:p>
      <text:p text:style-name="Standard"/>
      <text:p text:style-name="Standard">Estoy agendando una cita con Maru para contarte de un proyecto sobre redistritación. El tema es técnico pero relevante. Pocos ciudadanos, al elegir a sus representantes, can en cuenta de que importantes decisiones que dan forma a su voto ya han sido tomadas de antemano. El rediseño periódico de fronteras distritales es una de ellas. El propósito explícito de la redistritación es equilibrar la población entre distritos que han sufrido cambios demográficos seculares, pero éste y otros criterios de corte objetivo están muy lejos de carecer de implicaciones políticas mayúsculas. </text:p>
      <text:p text:style-name="Standard"/>
      <text:p text:style-name="Standard">El IFE iniciará en marzo próximo el proceso de redistritación federal que concluirá en agosto. Como ocurrió en 1996 y 2005, llevarán a cabo el ejercicio a puerta cerrada. La verificación del resultado sólo será posible <text:span text:style-name="T1">ex post</text:span>. </text:p>
      <text:p text:style-name="Standard"/>
      <text:p text:style-name="Standard">En colaboración con Micah Altman (MIT), Michael McDonald (GMU) y Alejandro Trelles (egresado nuestro que estudia el doctorado en Pittsburgh), el proyecto que voy a proponer adaptará y desplegará software que permita que cualquiera con una conexión de internet replique el problema de optimización que tendrá el IFE ante sí. Los usuarios podrán así involucrarse <text:span text:style-name="T1">ex ante </text:span>proponiendo fronteras alternativas y evaluar los inevitables <text:span text:style-name="T1">trade-offs</text:span> entre criterios con tensiones. </text:p>
      <text:p text:style-name="Standard"/>
      <text:p text:style-name="Standard">El costo marginal del proyecto será muy bajo porque el software ya fue creado para EE.UU., y adaptarlo a México es relativamente sencillo y rápido (ya tenemos un demo para el Estado de México <text:a xlink:type="simple" xlink:href="http://ec2-75-101-220-101.compute-1.amazonaws.com/" office:target-frame-name="_blank" xlink:show="new">http://ec2-75-101-220-101.compute-1.amazonaws.com/</text:a>). Le dará muy buena exposición académica ITAM y lo pondrá en el centro de un proyecto riguroso con importantes implicaciones sociales. </text:p>
      <text:p text:style-name="Standard"/>
      <text:p text:style-name="Standard">Quiero autorización para solicitar una beca a la Fundación Soros que permita financiar el desarrollo del software y promoverlo con una serie de tres conferencias. ante los medios y observadores. Soros no da beca a individuos, sólo a instituciones. Me gustaría platicar contigo sobre las puertas que debo tocar para negociar un overhead razonable que convenga a ambas partes. </text:p>
      <text:p text:style-name="Standard"/>
      <text:p text:style-name="Standard">Un saludo y hasta pro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1:16:40.18</meta:creation-date>
    <dc:date>2013-02-12T09:17:38.82</dc:date>
    <meta:editing-duration>PT14H20M54S</meta:editing-duration>
    <meta:editing-cycles>8</meta:editing-cycles>
    <meta:generator>OpenOffice.org/3.4.1$Win32 OpenOffice.org_project/341m1$Build-9593</meta:generator>
    <dc:creator>eric magar</dc:creator>
    <meta:document-statistic meta:table-count="0" meta:image-count="0" meta:object-count="0" meta:page-count="1" meta:paragraph-count="7" meta:word-count="319" meta:character-count="2075"/>
  </office:meta>
</office:document-meta>
</file>